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28d0" officeooo:paragraph-rsid="001c28d0"/>
    </style:style>
    <style:style style:name="P2" style:family="paragraph" style:parent-style-name="Horizontal_20_Line">
      <style:text-properties officeooo:rsid="001c28d0" officeooo:paragraph-rsid="001c28d0"/>
    </style:style>
    <style:style style:name="P3" style:family="paragraph" style:parent-style-name="Heading_20_1">
      <style:text-properties officeooo:rsid="001c28d0"/>
    </style:style>
    <style:style style:name="P4" style:family="paragraph" style:parent-style-name="Heading_20_3">
      <style:text-properties officeooo:rsid="001c28d0"/>
    </style:style>
    <style:style style:name="P5" style:family="paragraph" style:parent-style-name="Text_20_body" style:list-style-name="L1">
      <style:text-properties officeooo:rsid="001c28d0"/>
    </style:style>
    <style:style style:name="P6" style:family="paragraph" style:parent-style-name="Horizontal_20_Line">
      <style:text-properties officeooo:rsid="001c28d0"/>
    </style:style>
    <style:style style:name="P7" style:family="paragraph" style:parent-style-name="Text_20_body" style:list-style-name="L2">
      <style:text-properties officeooo:rsid="001c28d0"/>
    </style:style>
    <style:style style:name="P8" style:family="paragraph" style:parent-style-name="Text_20_body" style:list-style-name="L3">
      <style:text-properties officeooo:rsid="001c28d0"/>
    </style:style>
    <style:style style:name="P9" style:family="paragraph" style:parent-style-name="Text_20_body" style:list-style-name="L4">
      <style:text-properties officeooo:rsid="001c28d0"/>
    </style:style>
    <style:style style:name="P10" style:family="paragraph" style:parent-style-name="Text_20_body" style:list-style-name="L5">
      <style:text-properties officeooo:rsid="001c28d0"/>
    </style:style>
    <style:style style:name="P11" style:family="paragraph" style:parent-style-name="Text_20_body" style:list-style-name="L6">
      <style:text-properties officeooo:rsid="001c28d0"/>
    </style:style>
    <style:style style:name="P12" style:family="paragraph" style:parent-style-name="Text_20_body" style:list-style-name="L7">
      <style:text-properties officeooo:rsid="001c28d0"/>
    </style:style>
    <style:style style:name="P13" style:family="paragraph" style:parent-style-name="Text_20_body" style:list-style-name="L8">
      <style:text-properties officeooo:rsid="001c28d0"/>
    </style:style>
    <style:style style:name="P14" style:family="paragraph" style:parent-style-name="Text_20_body" style:list-style-name="L9">
      <style:text-properties officeooo:rsid="001c28d0"/>
    </style:style>
    <style:style style:name="P15" style:family="paragraph" style:parent-style-name="Text_20_body" style:list-style-name="L10">
      <style:text-properties officeooo:rsid="001c28d0"/>
    </style:style>
    <style:style style:name="P16" style:family="paragraph" style:parent-style-name="Text_20_body" style:list-style-name="L11">
      <style:text-properties officeooo:rsid="001c28d0"/>
    </style:style>
    <style:style style:name="P17" style:family="paragraph" style:parent-style-name="Text_20_body" style:list-style-name="L12">
      <style:text-properties officeooo:rsid="001c28d0"/>
    </style:style>
    <style:style style:name="P18" style:family="paragraph" style:parent-style-name="Text_20_body" style:list-style-name="L13">
      <style:text-properties officeooo:rsid="001c28d0"/>
    </style:style>
    <style:style style:name="P19" style:family="paragraph" style:parent-style-name="Text_20_body" style:list-style-name="L14">
      <style:text-properties officeooo:rsid="001c28d0"/>
    </style:style>
    <style:style style:name="P20" style:family="paragraph" style:parent-style-name="Text_20_body" style:list-style-name="L15">
      <style:text-properties officeooo:rsid="001c28d0"/>
    </style:style>
    <style:style style:name="P21" style:family="paragraph" style:parent-style-name="Text_20_body" style:list-style-name="L16">
      <style:text-properties officeooo:rsid="001c28d0"/>
    </style:style>
    <style:style style:name="P22" style:family="paragraph" style:parent-style-name="Text_20_body" style:list-style-name="L17">
      <style:text-properties officeooo:rsid="001c28d0"/>
    </style:style>
    <style:style style:name="P23" style:family="paragraph" style:parent-style-name="Text_20_body" style:list-style-name="L18">
      <style:text-properties officeooo:rsid="001c28d0"/>
    </style:style>
    <style:style style:name="P24" style:family="paragraph" style:parent-style-name="Text_20_body" style:list-style-name="L19">
      <style:text-properties officeooo:rsid="001c28d0"/>
    </style:style>
    <style:style style:name="P25" style:family="paragraph" style:parent-style-name="Text_20_body" style:list-style-name="L20">
      <style:text-properties officeooo:rsid="001c28d0"/>
    </style:style>
    <style:style style:name="P26" style:family="paragraph" style:parent-style-name="Text_20_body" style:list-style-name="L21">
      <style:text-properties officeooo:rsid="001c28d0"/>
    </style:style>
    <style:style style:name="P27" style:family="paragraph" style:parent-style-name="Text_20_body" style:list-style-name="L22">
      <style:text-properties officeooo:rsid="001c28d0"/>
    </style:style>
    <style:style style:name="P28" style:family="paragraph" style:parent-style-name="Text_20_body" style:list-style-name="L23">
      <style:text-properties officeooo:rsid="001c28d0"/>
    </style:style>
    <style:style style:name="P29" style:family="paragraph" style:parent-style-name="Text_20_body" style:list-style-name="L24">
      <style:text-properties officeooo:rsid="001c28d0"/>
    </style:style>
    <style:style style:name="P30" style:family="paragraph" style:parent-style-name="Text_20_body" style:list-style-name="L25">
      <style:text-properties officeooo:rsid="001c28d0"/>
    </style:style>
    <style:style style:name="P31" style:family="paragraph" style:parent-style-name="Text_20_body" style:list-style-name="L26">
      <style:text-properties officeooo:rsid="001c28d0"/>
    </style:style>
    <style:style style:name="P32" style:family="paragraph" style:parent-style-name="Text_20_body" style:list-style-name="L27">
      <style:text-properties officeooo:rsid="001c28d0"/>
    </style:style>
    <style:style style:name="P33" style:family="paragraph" style:parent-style-name="Text_20_body" style:list-style-name="L28">
      <style:text-properties officeooo:rsid="001c28d0"/>
    </style:style>
    <style:style style:name="P34" style:family="paragraph" style:parent-style-name="Text_20_body" style:list-style-name="L29">
      <style:text-properties officeooo:rsid="001c28d0"/>
    </style:style>
    <style:style style:name="P35" style:family="paragraph" style:parent-style-name="Text_20_body" style:list-style-name="L30">
      <style:text-properties officeooo:rsid="001c28d0"/>
    </style:style>
    <style:style style:name="P36" style:family="paragraph" style:parent-style-name="Text_20_body" style:list-style-name="L31">
      <style:text-properties officeooo:rsid="001c28d0"/>
    </style:style>
    <style:style style:name="P37" style:family="paragraph" style:parent-style-name="Text_20_body" style:list-style-name="L32">
      <style:text-properties officeooo:rsid="001c28d0"/>
    </style:style>
    <style:style style:name="P38" style:family="paragraph" style:parent-style-name="Text_20_body">
      <style:text-properties officeooo:rsid="001c28d0"/>
    </style:style>
    <style:style style:name="P39" style:family="paragraph" style:parent-style-name="Text_20_body" style:list-style-name="L33">
      <style:text-properties officeooo:rsid="001c28d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deoff questions</text:p>
      <text:p text:style-name="P1"/>
      <text:p text:style-name="P2"/>
      <text:h text:style-name="P3" text:outline-level="1"><text:span text:style-name="Strong_20_Emphasis">1. Backend Architecture Tradeoff Questions</text:span></text:h>
      <text:h text:style-name="P4" text:outline-level="3"><text:span text:style-name="Strong_20_Emphasis">1. Monolith vs Microservices</text:span></text:h>
      <text:list text:style-name="L1">
        <text:list-item>
          <text:p text:style-name="P5">When would you NOT choose microservices?</text:p>
        </text:list-item>
        <text:list-item>
          <text:p text:style-name="P5">How do you avoid distributed monolith?</text:p>
        </text:list-item>
        <text:list-item>
          <text:p text:style-name="P5">Tradeoffs between API gateway vs service mesh?</text:p>
        </text:list-item>
        <text:list-item>
          <text:p text:style-name="P5">Should auth be centralized or decentralized in microservices?</text:p>
        </text:list-item>
        <text:list-item>
          <text:p text:style-name="P5">How do microservices affect debugging and deployment?</text:p>
        </text:list-item>
        <text:list-item>
          <text:p text:style-name="P5">If your startup has only 2 engineers, will microservices slow you down?</text:p>
        </text:list-item>
      </text:list>
      <text:p text:style-name="P6"/>
      <text:h text:style-name="P4" text:outline-level="3"><text:span text:style-name="Strong_20_Emphasis">2. REST vs GraphQL vs gRPC</text:span></text:h>
      <text:list text:style-name="L2">
        <text:list-item>
          <text:p text:style-name="P7">When does GraphQL become a bottleneck?</text:p>
        </text:list-item>
        <text:list-item>
          <text:p text:style-name="P7">Tradeoff between over-fetching and under-fetching handling?</text:p>
        </text:list-item>
        <text:list-item>
          <text:p text:style-name="P7">Why is gRPC bad for browser apps?</text:p>
        </text:list-item>
        <text:list-item>
          <text:p text:style-name="P7">When NOT to use GraphQL for a scalable startup backend?</text:p>
        </text:list-item>
      </text:list>
      <text:p text:style-name="P6"/>
      <text:h text:style-name="P4" text:outline-level="3"><text:span text:style-name="Strong_20_Emphasis">3. Scalability Tradeoffs</text:span></text:h>
      <text:list text:style-name="L3">
        <text:list-item>
          <text:p text:style-name="P8">Vertical vs horizontal scaling for a mid-size startup?</text:p>
        </text:list-item>
        <text:list-item>
          <text:p text:style-name="P8">Push vs pull architecture for high-load systems?</text:p>
        </text:list-item>
        <text:list-item>
          <text:p text:style-name="P8">Message queue vs direct API calls?</text:p>
        </text:list-item>
        <text:list-item>
          <text:p text:style-name="P8">Serverless vs long-running servers?</text:p>
        </text:list-item>
        <text:list-item>
          <text:p text:style-name="P8">Auto-scaling strategies: CPU-based vs queue-length based?</text:p>
        </text:list-item>
      </text:list>
      <text:p text:style-name="P6"/>
      <text:h text:style-name="P4" text:outline-level="3"><text:span text:style-name="Strong_20_Emphasis">4. Caching</text:span></text:h>
      <text:list text:style-name="L4">
        <text:list-item>
          <text:p text:style-name="P9">Database caching vs application caching vs CDN caching?</text:p>
        </text:list-item>
        <text:list-item>
          <text:p text:style-name="P9">Redis vs Memcached tradeoffs?</text:p>
        </text:list-item>
        <text:list-item>
          <text:p text:style-name="P9">Write-through vs write-behind vs write-around?</text:p>
        </text:list-item>
        <text:list-item>
          <text:p text:style-name="P9"><text:soft-page-break/>Cache invalidation strategies in microservices?</text:p>
        </text:list-item>
        <text:list-item>
          <text:p text:style-name="P9">When should you NOT use Redis?</text:p>
        </text:list-item>
      </text:list>
      <text:p text:style-name="P6"/>
      <text:h text:style-name="P4" text:outline-level="3"><text:span text:style-name="Strong_20_Emphasis">5. Datastore Choices</text:span></text:h>
      <text:list text:style-name="L5">
        <text:list-item>
          <text:p text:style-name="P10">SQL vs NoSQL for dynamic user profiles?</text:p>
        </text:list-item>
        <text:list-item>
          <text:p text:style-name="P10">Eventual consistency vs strong consistency?</text:p>
        </text:list-item>
        <text:list-item>
          <text:p text:style-name="P10">CAP tradeoffs for multi-region apps?</text:p>
        </text:list-item>
        <text:list-item>
          <text:p text:style-name="P10">Should a startup start with PostgreSQL or MongoDB?</text:p>
        </text:list-item>
        <text:list-item>
          <text:p text:style-name="P10">When to pick columnar DB (BigQuery/Snowflake) over OLTP DB?</text:p>
        </text:list-item>
      </text:list>
      <text:p text:style-name="P6"/>
      <text:h text:style-name="P4" text:outline-level="3"><text:span text:style-name="Strong_20_Emphasis">6. Distributed Systems</text:span></text:h>
      <text:list text:style-name="L6">
        <text:list-item>
          <text:p text:style-name="P11">Leader election tradeoffs (ZooKeeper vs Raft)?</text:p>
        </text:list-item>
        <text:list-item>
          <text:p text:style-name="P11">When does eventual consistency break the UX?</text:p>
        </text:list-item>
        <text:list-item>
          <text:p text:style-name="P11">Tradeoffs in sharding by user-id vs geo?</text:p>
        </text:list-item>
        <text:list-item>
          <text:p text:style-name="P11">Why is distributed locking dangerous?</text:p>
        </text:list-item>
        <text:list-item>
          <text:p text:style-name="P11">How to eliminate single points of failure?</text:p>
        </text:list-item>
      </text:list>
      <text:p text:style-name="P6"/>
      <text:h text:style-name="P4" text:outline-level="3"><text:span text:style-name="Strong_20_Emphasis">7. Queueing &amp; Streaming</text:span></text:h>
      <text:list text:style-name="L7">
        <text:list-item>
          <text:p text:style-name="P12">Kafka vs RabbitMQ vs SQS tradeoffs?</text:p>
        </text:list-item>
        <text:list-item>
          <text:p text:style-name="P12">At-least-once vs exactly-once vs at-most-once delivery?</text:p>
        </text:list-item>
        <text:list-item>
          <text:p text:style-name="P12">When to fan-out through queues vs publish-subscribe?</text:p>
        </text:list-item>
        <text:list-item>
          <text:p text:style-name="P12">How do queues affect error handling and retries?</text:p>
        </text:list-item>
      </text:list>
      <text:p text:style-name="P6"/>
      <text:h text:style-name="P3" text:outline-level="1"><text:span text:style-name="Strong_20_Emphasis">2. Frontend Architecture Tradeoff Questions</text:span></text:h>
      <text:h text:style-name="P4" text:outline-level="3"><text:span text:style-name="Strong_20_Emphasis">1. SSR vs CSR vs SSG vs ISR</text:span></text:h>
      <text:list text:style-name="L8">
        <text:list-item>
          <text:p text:style-name="P13">When does SSR slow down TTFB?</text:p>
        </text:list-item>
        <text:list-item>
          <text:p text:style-name="P13">Why CSR is bad for SEO but good for apps?</text:p>
        </text:list-item>
        <text:list-item>
          <text:p text:style-name="P13">Should dashboards use CSR only?</text:p>
        </text:list-item>
        <text:list-item>
          <text:p text:style-name="P13"><text:soft-page-break/>When is ISR better than SSG?</text:p>
        </text:list-item>
      </text:list>
      <text:p text:style-name="P6"/>
      <text:h text:style-name="P4" text:outline-level="3"><text:span text:style-name="Strong_20_Emphasis">2. Framework Tradeoffs</text:span></text:h>
      <text:list text:style-name="L9">
        <text:list-item>
          <text:p text:style-name="P14">React vs Vue performance differences?</text:p>
        </text:list-item>
        <text:list-item>
          <text:p text:style-name="P14">When React Server Components become a bottleneck?</text:p>
        </text:list-item>
        <text:list-item>
          <text:p text:style-name="P14">Tradeoff between using Redux vs Zustand vs context?</text:p>
        </text:list-item>
        <text:list-item>
          <text:p text:style-name="P14">Signals vs Virtual DOM?</text:p>
        </text:list-item>
      </text:list>
      <text:p text:style-name="P6"/>
      <text:h text:style-name="P4" text:outline-level="3"><text:span text:style-name="Strong_20_Emphasis">3. Performance</text:span></text:h>
      <text:list text:style-name="L10">
        <text:list-item>
          <text:p text:style-name="P15">Lazy loading vs code splitting?</text:p>
        </text:list-item>
        <text:list-item>
          <text:p text:style-name="P15">SPA vs MPA tradeoffs?</text:p>
        </text:list-item>
        <text:list-item>
          <text:p text:style-name="P15">Image optimization tradeoffs (WebP vs PNG vs AVIF)?</text:p>
        </text:list-item>
        <text:list-item>
          <text:p text:style-name="P15">hydrate vs resume vs partial-hydration?</text:p>
        </text:list-item>
      </text:list>
      <text:p text:style-name="P6"/>
      <text:h text:style-name="P4" text:outline-level="3"><text:span text:style-name="Strong_20_Emphasis">4. State Management</text:span></text:h>
      <text:list text:style-name="L11">
        <text:list-item>
          <text:p text:style-name="P16">Local state vs global store?</text:p>
        </text:list-item>
        <text:list-item>
          <text:p text:style-name="P16">Server state vs client state separation?</text:p>
        </text:list-item>
        <text:list-item>
          <text:p text:style-name="P16">When should caching libraries (React Query) not be used?</text:p>
        </text:list-item>
      </text:list>
      <text:p text:style-name="P6"/>
      <text:h text:style-name="P4" text:outline-level="3"><text:span text:style-name="Strong_20_Emphasis">5. Rendering Tradeoffs</text:span></text:h>
      <text:list text:style-name="L12">
        <text:list-item>
          <text:p text:style-name="P17">Why not render everything on server?</text:p>
        </text:list-item>
        <text:list-item>
          <text:p text:style-name="P17">Edge rendering vs region-based rendering?</text:p>
        </text:list-item>
        <text:list-item>
          <text:p text:style-name="P17">CDN-driven HTML streaming tradeoffs?</text:p>
        </text:list-item>
      </text:list>
      <text:p text:style-name="P6"/>
      <text:h text:style-name="P3" text:outline-level="1"><text:span text:style-name="Strong_20_Emphasis">3. Full-Stack Tradeoff Questions</text:span></text:h>
      <text:h text:style-name="P4" text:outline-level="3"><text:span text:style-name="Strong_20_Emphasis">1. API Design</text:span></text:h>
      <text:list text:style-name="L13">
        <text:list-item>
          <text:p text:style-name="P18">Versioning through URL vs header vs backwards compatibility?</text:p>
        </text:list-item>
        <text:list-item>
          <text:p text:style-name="P18">RPC-style API vs resource-based API?</text:p>
        </text:list-item>
        <text:list-item>
          <text:p text:style-name="P18"><text:soft-page-break/>Pagination: offset vs cursor vs keyset tradeoff?</text:p>
        </text:list-item>
        <text:list-item>
          <text:p text:style-name="P18">Should the backend handle filtering or the DB?</text:p>
        </text:list-item>
      </text:list>
      <text:p text:style-name="P6"/>
      <text:h text:style-name="P4" text:outline-level="3"><text:span text:style-name="Strong_20_Emphasis">2. Security</text:span></text:h>
      <text:list text:style-name="L14">
        <text:list-item>
          <text:p text:style-name="P19">JWT vs sessions?</text:p>
        </text:list-item>
        <text:list-item>
          <text:p text:style-name="P19">When do JWTs become a security risk?</text:p>
        </text:list-item>
        <text:list-item>
          <text:p text:style-name="P19">Cookie-based auth vs token-based?</text:p>
        </text:list-item>
        <text:list-item>
          <text:p text:style-name="P19">Should you store tokens in localStorage or httpOnly cookies?</text:p>
        </text:list-item>
        <text:list-item>
          <text:p text:style-name="P19">Tradeoff between RBAC vs ABAC vs custom rules?</text:p>
        </text:list-item>
      </text:list>
      <text:p text:style-name="P6"/>
      <text:h text:style-name="P4" text:outline-level="3"><text:span text:style-name="Strong_20_Emphasis">3. Logging &amp; Monitoring</text:span></text:h>
      <text:list text:style-name="L15">
        <text:list-item>
          <text:p text:style-name="P20">Centralized logs vs distributed logs?</text:p>
        </text:list-item>
        <text:list-item>
          <text:p text:style-name="P20">Sampling logs vs full logs?</text:p>
        </text:list-item>
        <text:list-item>
          <text:p text:style-name="P20">Structured logs vs text logs?</text:p>
        </text:list-item>
        <text:list-item>
          <text:p text:style-name="P20">When not to use ELK stack?</text:p>
        </text:list-item>
      </text:list>
      <text:p text:style-name="P6"/>
      <text:h text:style-name="P4" text:outline-level="3"><text:span text:style-name="Strong_20_Emphasis">4. Cost Optimization</text:span></text:h>
      <text:list text:style-name="L16">
        <text:list-item>
          <text:p text:style-name="P21">Serverless cost explosion scenarios?</text:p>
        </text:list-item>
        <text:list-item>
          <text:p text:style-name="P21">When managed databases are more expensive than self-hosted?</text:p>
        </text:list-item>
        <text:list-item>
          <text:p text:style-name="P21">Log retention vs cost?</text:p>
        </text:list-item>
        <text:list-item>
          <text:p text:style-name="P21">Multi-region replication cost tradeoffs?</text:p>
        </text:list-item>
      </text:list>
      <text:p text:style-name="P6"/>
      <text:h text:style-name="P3" text:outline-level="1"><text:span text:style-name="Strong_20_Emphasis">4. DevOps &amp; Infra Tradeoff Questions</text:span></text:h>
      <text:h text:style-name="P4" text:outline-level="3"><text:span text:style-name="Strong_20_Emphasis">1. Containerization</text:span></text:h>
      <text:list text:style-name="L17">
        <text:list-item>
          <text:p text:style-name="P22">Docker vs Podman?</text:p>
        </text:list-item>
        <text:list-item>
          <text:p text:style-name="P22">Multi-stage builds tradeoffs?</text:p>
        </text:list-item>
        <text:list-item>
          <text:p text:style-name="P22">Should you run DBs in Kubernetes?</text:p>
        </text:list-item>
      </text:list>
      <text:p text:style-name="P6"/>
      <text:h text:style-name="P4" text:outline-level="3"><text:soft-page-break/><text:span text:style-name="Strong_20_Emphasis">2. Kubernetes</text:span></text:h>
      <text:list text:style-name="L18">
        <text:list-item>
          <text:p text:style-name="P23">Self-hosted K8s vs managed K8s (EKS/GKE)?</text:p>
        </text:list-item>
        <text:list-item>
          <text:p text:style-name="P23">Why K8s is overkill for small teams?</text:p>
        </text:list-item>
        <text:list-item>
          <text:p text:style-name="P23">HPA based on CPU vs custom metrics?</text:p>
        </text:list-item>
        <text:list-item>
          <text:p text:style-name="P23">Blue-green vs rolling deployments?</text:p>
        </text:list-item>
      </text:list>
      <text:p text:style-name="P6"/>
      <text:h text:style-name="P4" text:outline-level="3"><text:span text:style-name="Strong_20_Emphasis">3. CI/CD</text:span></text:h>
      <text:list text:style-name="L19">
        <text:list-item>
          <text:p text:style-name="P24">GitHub actions vs Jenkins?</text:p>
        </text:list-item>
        <text:list-item>
          <text:p text:style-name="P24">Monorepo vs polyrepo CI tradeoffs?</text:p>
        </text:list-item>
        <text:list-item>
          <text:p text:style-name="P24">Canary deployments vs feature flags?</text:p>
        </text:list-item>
      </text:list>
      <text:p text:style-name="P6"/>
      <text:h text:style-name="P4" text:outline-level="3"><text:span text:style-name="Strong_20_Emphasis">4. Availability &amp; Reliability</text:span></text:h>
      <text:list text:style-name="L20">
        <text:list-item>
          <text:p text:style-name="P25">Active-active vs active-passive setups?</text:p>
        </text:list-item>
        <text:list-item>
          <text:p text:style-name="P25">Multi-region vs multi-zone?</text:p>
        </text:list-item>
        <text:list-item>
          <text:p text:style-name="P25">Tradeoffs in read replicas?</text:p>
        </text:list-item>
        <text:list-item>
          <text:p text:style-name="P25">Failover complexity vs cost?</text:p>
        </text:list-item>
      </text:list>
      <text:p text:style-name="P6"/>
      <text:h text:style-name="P3" text:outline-level="1"><text:span text:style-name="Strong_20_Emphasis">5. Database Tradeoff Questions</text:span></text:h>
      <text:list text:style-name="L21">
        <text:list-item>
          <text:p text:style-name="P26">Write-heavy workload → SQL or NoSQL?</text:p>
        </text:list-item>
        <text:list-item>
          <text:p text:style-name="P26">Using triggers vs application logic?</text:p>
        </text:list-item>
        <text:list-item>
          <text:p text:style-name="P26">Denormalization vs normalization?</text:p>
        </text:list-item>
        <text:list-item>
          <text:p text:style-name="P26">Sharding vs partitioning?</text:p>
        </text:list-item>
        <text:list-item>
          <text:p text:style-name="P26">OLAP vs OLTP?</text:p>
        </text:list-item>
        <text:list-item>
          <text:p text:style-name="P26">SQL transactions vs event-driven eventual consistency?</text:p>
        </text:list-item>
      </text:list>
      <text:p text:style-name="P6"/>
      <text:h text:style-name="P3" text:outline-level="1"><text:span text:style-name="Strong_20_Emphasis">6. API &amp; Protocol Tradeoff Questions</text:span></text:h>
      <text:list text:style-name="L22">
        <text:list-item>
          <text:p text:style-name="P27">WebSockets vs SSE vs polling?</text:p>
        </text:list-item>
        <text:list-item>
          <text:p text:style-name="P27"><text:soft-page-break/>Binary formats: Protobuf vs JSON?</text:p>
        </text:list-item>
        <text:list-item>
          <text:p text:style-name="P27">GRPC vs REST for customer-facing APIs?</text:p>
        </text:list-item>
      </text:list>
      <text:p text:style-name="P6"/>
      <text:h text:style-name="P3" text:outline-level="1"><text:span text:style-name="Strong_20_Emphasis">7. System Design Tradeoff Questions (Real Startup Scenarios)</text:span></text:h>
      <text:h text:style-name="P4" text:outline-level="3"><text:span text:style-name="Strong_20_Emphasis">Design Twitter feed</text:span></text:h>
      <text:list text:style-name="L23">
        <text:list-item>
          <text:p text:style-name="P28">Pull vs push model?</text:p>
        </text:list-item>
        <text:list-item>
          <text:p text:style-name="P28">Materialized views vs real-time fetch?</text:p>
        </text:list-item>
        <text:list-item>
          <text:p text:style-name="P28">Search index vs SQL?</text:p>
        </text:list-item>
      </text:list>
      <text:h text:style-name="P4" text:outline-level="3"><text:span text:style-name="Strong_20_Emphasis">Design WhatsApp</text:span></text:h>
      <text:list text:style-name="L24">
        <text:list-item>
          <text:p text:style-name="P29">How to deliver messages offline?</text:p>
        </text:list-item>
        <text:list-item>
          <text:p text:style-name="P29">Message ordering tradeoffs?</text:p>
        </text:list-item>
      </text:list>
      <text:h text:style-name="P4" text:outline-level="3"><text:span text:style-name="Strong_20_Emphasis">Design Swiggy/Zomato</text:span></text:h>
      <text:list text:style-name="L25">
        <text:list-item>
          <text:p text:style-name="P30">Live location tracking tradeoffs?</text:p>
        </text:list-item>
        <text:list-item>
          <text:p text:style-name="P30">Event-driven vs synchronous coordination?</text:p>
        </text:list-item>
      </text:list>
      <text:h text:style-name="P4" text:outline-level="3"><text:span text:style-name="Strong_20_Emphasis">Design YouTube</text:span></text:h>
      <text:list text:style-name="L26">
        <text:list-item>
          <text:p text:style-name="P31">Video chunking strategy?</text:p>
        </text:list-item>
        <text:list-item>
          <text:p text:style-name="P31">CDN distribution strategy?</text:p>
        </text:list-item>
      </text:list>
      <text:p text:style-name="P6"/>
      <text:h text:style-name="P3" text:outline-level="1"><text:span text:style-name="Strong_20_Emphasis">8. Real-World Tricky Tradeoff Questions</text:span></text:h>
      <text:h text:style-name="P4" text:outline-level="3"><text:span text:style-name="Strong_20_Emphasis">1. How do you choose between:</text:span></text:h>
      <text:list text:style-name="L27">
        <text:list-item>
          <text:p text:style-name="P32">Scaling database vertically vs adding replicas?</text:p>
        </text:list-item>
        <text:list-item>
          <text:p text:style-name="P32">Using Redis as cache vs primary DB?</text:p>
        </text:list-item>
        <text:list-item>
          <text:p text:style-name="P32">Using Kubernetes or simple VMs?</text:p>
        </text:list-item>
        <text:list-item>
          <text:p text:style-name="P32">Deploying to 3 regions vs 1 region?</text:p>
        </text:list-item>
      </text:list>
      <text:p text:style-name="P6"/>
      <text:h text:style-name="P4" text:outline-level="3"><text:soft-page-break/><text:span text:style-name="Strong_20_Emphasis">2. If your homepage is slow, what will you tradeoff?</text:span></text:h>
      <text:list text:style-name="L28">
        <text:list-item>
          <text:p text:style-name="P33">Drop high-res images?</text:p>
        </text:list-item>
        <text:list-item>
          <text:p text:style-name="P33">SSR → CSR?</text:p>
        </text:list-item>
        <text:list-item>
          <text:p text:style-name="P33">More caching vs fresh data?</text:p>
        </text:list-item>
        <text:list-item>
          <text:p text:style-name="P33">Remove personalization vs keep it?</text:p>
        </text:list-item>
      </text:list>
      <text:p text:style-name="P6"/>
      <text:h text:style-name="P4" text:outline-level="3"><text:span text:style-name="Strong_20_Emphasis">3. If your API response size is 2MB, what will you tradeoff?</text:span></text:h>
      <text:list text:style-name="L29">
        <text:list-item>
          <text:p text:style-name="P34">Compression vs higher CPU cost?</text:p>
        </text:list-item>
        <text:list-item>
          <text:p text:style-name="P34">Pagination vs UX?</text:p>
        </text:list-item>
        <text:list-item>
          <text:p text:style-name="P34">Caching vs staleness?</text:p>
        </text:list-item>
      </text:list>
      <text:p text:style-name="P6"/>
      <text:h text:style-name="P4" text:outline-level="3"><text:span text:style-name="Strong_20_Emphasis">4. If you must store analytics of 5M events/day</text:span></text:h>
      <text:list text:style-name="L30">
        <text:list-item>
          <text:p text:style-name="P35">Use BigQuery/S3 vs store in Postgres?</text:p>
        </text:list-item>
        <text:list-item>
          <text:p text:style-name="P35">Batch processing vs streaming?</text:p>
        </text:list-item>
        <text:list-item>
          <text:p text:style-name="P35">Add indexing vs slower writes?</text:p>
        </text:list-item>
      </text:list>
      <text:p text:style-name="P6"/>
      <text:h text:style-name="P4" text:outline-level="3"><text:span text:style-name="Strong_20_Emphasis">5. System reliability</text:span></text:h>
      <text:list text:style-name="L31">
        <text:list-item>
          <text:p text:style-name="P36">Prefer availability over consistency?</text:p>
        </text:list-item>
        <text:list-item>
          <text:p text:style-name="P36">Fail fast vs retry infinitely?</text:p>
        </text:list-item>
        <text:list-item>
          <text:p text:style-name="P36">Circuit breaker vs fallback cache?</text:p>
        </text:list-item>
      </text:list>
      <text:p text:style-name="P6"/>
      <text:h text:style-name="P3" text:outline-level="1"><text:span text:style-name="Strong_20_Emphasis">9. Architecture Decision Scenarios (Tricky)</text:span></text:h>
      <text:list text:style-name="L32">
        <text:list-item>
          <text:p text:style-name="P37">Design a system where DB latency might spike occasionally.<text:line-break/>→ retry? fallback? queueing? caching?</text:p>
        </text:list-item>
        <text:list-item>
          <text:p text:style-name="P37">Your frontend bundle size is 500KB.<text:line-break/>→ reduce libraries? move to RSC? SSR? CDN?</text:p>
        </text:list-item>
        <text:list-item>
          <text:p text:style-name="P37">You have 3 services; should they communicate synchronously or async?</text:p>
        </text:list-item>
        <text:list-item>
          <text:p text:style-name="P37">Should search be built with Elasticsearch or Postgres FTS?</text:p>
        </text:list-item>
        <text:list-item>
          <text:p text:style-name="P37">Should you store logs in DB or object storage?</text:p>
        </text:list-item>
        <text:list-item>
          <text:p text:style-name="P37"><text:soft-page-break/>Should you write custom auth or use Auth0?</text:p>
        </text:list-item>
      </text:list>
      <text:p text:style-name="P6"/>
      <text:h text:style-name="P3" text:outline-level="1"><text:span text:style-name="Strong_20_Emphasis">10. Extreme Real-World Tradeoff Questions</text:span></text:h>
      <text:p text:style-name="P38">These are <text:span text:style-name="Emphasis">startup founder level engineering</text:span> questions:</text:p>
      <text:list text:style-name="L33">
        <text:list-item>
          <text:p text:style-name="P39">“Ship fast with tech debt” vs “design clean architecture” — when to choose which?</text:p>
        </text:list-item>
        <text:list-item>
          <text:p text:style-name="P39">How to prevent premature scaling?</text:p>
        </text:list-item>
        <text:list-item>
          <text:p text:style-name="P39">When is feature flagging harmful?</text:p>
        </text:list-item>
        <text:list-item>
          <text:p text:style-name="P39">Should a startup adopt microservices early?</text:p>
        </text:list-item>
        <text:list-item>
          <text:p text:style-name="P39">Monorepo vs multi-repo at scale?</text:p>
        </text:list-item>
        <text:list-item>
          <text:p text:style-name="P39">When to rewrite a codebase?</text:p>
        </text:list-item>
        <text:list-item>
          <text:p text:style-name="P39">Cost vs performance tradeoff at early stage?</text:p>
        </text:list-item>
        <text:list-item>
          <text:p text:style-name="P39">Should you optimize latency or throughput?</text:p>
        </text:list-item>
        <text:list-item>
          <text:p text:style-name="P39">When do you move from REST to event-driven architecture?</text:p>
        </text:list-item>
        <text:list-item>
          <text:p text:style-name="P39">When do you introduce message queues?</text:p>
        </text:list-item>
        <text:list-item>
          <text:p text:style-name="P39">How to choose between replication and sharding?</text:p>
        </text:list-item>
        <text:list-item>
          <text:p text:style-name="P39">Hot vs cold data separation strategy?</text:p>
        </text:list-item>
        <text:list-item>
          <text:p text:style-name="P39">When to choose eventual consistency for better availability?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6:21:56.768493755</meta:creation-date>
    <dc:date>2025-12-02T17:18:13.720207658</dc:date>
    <meta:editing-duration>PT56M18S</meta:editing-duration>
    <meta:editing-cycles>1</meta:editing-cycles>
    <meta:document-statistic meta:table-count="0" meta:image-count="0" meta:object-count="0" meta:page-count="8" meta:paragraph-count="178" meta:word-count="1124" meta:character-count="6627" meta:non-whitespace-character-count="5817"/>
    <meta:generator>LibreOffice/25.8.3.2$Linux_X86_64 LibreOffice_project/580$Build-2</meta:generator>
  </office:meta>
</office:document-meta>
</file>